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3.602in"/>
    </style:style>
    <style:style style:name="co4" style:family="table-column">
      <style:table-column-properties fo:break-before="auto" style:column-width="2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 330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 1.2k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 100k</text:p>
          </table:table-cell>
          <table:table-cell office:value-type="string" calcext:value-type="string">
            <text:p>R8,R9,R10,R11,R12,R13,R14,R15,R16</text:p>
          </table:table-cell>
          <table:table-cell office:value-type="string" calcext:value-type="string">
            <text:p>R_AXIAL-0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 5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24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 1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 1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 10k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 470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R_AXIAL-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t 1k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RM065-V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 0.1u</text:p>
          </table:table-cell>
          <table:table-cell office:value-type="string" calcext:value-type="string">
            <text:p>C2,C4,C5,C7,C8,C9,C10,C11,C12,C13,C14,C15,C16,C17</text:p>
          </table:table-cell>
          <table:table-cell office:value-type="string" calcext:value-type="string">
            <text:p>RAD-0.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 1000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D16.0XF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 1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 100u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-D10.0×F5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 1N4007</text:p>
          </table:table-cell>
          <table:table-cell office:value-type="string" calcext:value-type="string">
            <text:p>D1,D2,D3,D4,D5</text:p>
          </table:table-cell>
          <table:table-cell office:value-type="string" calcext:value-type="string">
            <text:p>1N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D6, D7</text:p>
          </table:table-cell>
          <table:table-cell office:value-type="string" calcext:value-type="string">
            <text:p>LED5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M31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O-220-3_L10.0-W4.5-P2.54-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4AC1100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16_L19.7-W6.6-P2.54-LS7.6-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N74HC74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4_L19.3-W6.4-P2.54-LS7.6-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N74HCT138NG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L19.3-W6.4-P2.54-LS7.9-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N74LV8154</text:p>
          </table:table-cell>
          <table:table-cell office:value-type="string" calcext:value-type="string">
            <text:p>U5,U4</text:p>
          </table:table-cell>
          <table:table-cell office:value-type="string" calcext:value-type="string">
            <text:p>DIP-20_L25.4-W6.4-P2.54-LS7.6-B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N74HC1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IP-14_L19.2-W6.6-P2.54-LS10.9-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U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n Header 1X3</text:p>
          </table:table-cell>
          <table:table-cell office:value-type="string" calcext:value-type="string">
            <text:p>J3,J4,TP4</text:p>
          </table:table-cell>
          <table:table-cell office:value-type="string" calcext:value-type="string">
            <text:p>HDR-M-2.54_1X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 Header 1X9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HDR-M-2.54_1X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 Header 1X1</text:p>
          </table:table-cell>
          <table:table-cell office:value-type="string" calcext:value-type="string">
            <text:p>TP1,TP2,TP6,TP9,TP3,TP5,TP7,TP8,TP10,TP11,TP12</text:p>
          </table:table-cell>
          <table:table-cell office:value-type="string" calcext:value-type="string">
            <text:p>HDR-M-2.54_1X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 Header 1X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R-M-2.54_1X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CONN-TH_XY636-6.35-2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 BNC Connector</text:p>
          </table:table-cell>
          <table:table-cell office:value-type="string" calcext:value-type="string">
            <text:p>CN2</text:p>
          </table:table-cell>
          <table:table-cell office:value-type="string" calcext:value-type="string">
            <text:p>BNC-TH_BNC-3G-J-P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KEY-TH_4P-L6.0-W6.0-P4.50-LS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use holder 5X20M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X20-BLX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CS-2100AX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ECS-2100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V 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B_2,3/2/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/>
          <table:table-cell table:style-name="ce1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28:11.595998219</meta:creation-date>
    <dc:date>2023-04-04T10:55:28.227434703</dc:date>
    <meta:editing-duration>PT5M31S</meta:editing-duration>
    <meta:editing-cycles>4</meta:editing-cycles>
    <meta:generator>LibreOffice/7.4.5.1$Linux_X86_64 LibreOffice_project/40$Build-1</meta:generator>
    <meta:document-statistic meta:table-count="1" meta:cell-count="169" meta:object-count="0"/>
  </office:meta>
</office:document-meta>
</file>